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LiberationSerif" svg:font-family="LiberationSerif" style:font-family-generic="roman"/>
    <style:font-face style:name="LiberationSerif-Italic" svg:font-family="LiberationSerif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LiberationSerif" fo:font-size="11pt" fo:background-color="#ffffff" style:font-size-asian="11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LiberationSerif" fo:font-size="11pt" style:font-size-asian="11pt"/>
    </style:style>
    <style:style style:name="T2" style:family="text">
      <style:text-properties style:font-name="LiberationSerif-Italic" fo:font-size="11pt" fo:font-style="italic" style:font-size-asian="11pt" style:font-style-asian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section text:style-name="Sect1" text:name="content">
        <text:section text:style-name="Sect1" text:name="rightcol-big">
          <text:p text:style-name="P1">Atkins, A. &amp; Wolfe, C. (Spring, 2003). The Surry Community College Learning Initiative: Creating a Learning-Centered College by Improving Student Engagement Through Critical Thinking, Assessing Learning Outcomes, and Reforming Organizational Culture. Dobson, North Carolina: Surry Community College.</text:p>
          <text:p text:style-name="P1">Atkins, S. &amp; Wolfe, C., (Sept. 2003). Toward a New Way of Thinking and Learning: Becoming a Learning College, League for Innovations in Community Colleges Learning Abstracts, World Wide Web Edition, Vol. 6, No. 9.</text:p>
        </text:section>
      </text:section>
      <text:p text:style-name="Standard"><text:span text:style-name="T1"/></text:p>
      <text:p text:style-name="Standard"><text:span text:style-name="T1">Author, “The Role of Critical Thinking in Students’ Acquisition of Foundational and Factual Knowledge.”</text:span></text:p>
      <text:p text:style-name="P2"><text:span text:style-name="T2">The Exchange</text:span><text:span text:style-name="T1">, August 2004.</text:span></text:p>
      <text:p text:style-name="P2"><text:span text:style-name="T1"/></text:p>
      <text:p text:style-name="P2"><text:span text:style-name="T1">Author, “Suggestions for Writing across Mathematics.” </text:span><text:span text:style-name="T2">WAC Newsletter</text:span><text:span text:style-name="T1">, August 1999.</text:span></text:p>
      <text:p text:style-name="P2"><text:span text:style-name="T1"/></text:p>
      <text:p text:style-name="P2"><text:span text:style-name="T1">“Eclectic Constructivism and Mathematics Teaching.” Paper presented at the 11th International Conference</text:span></text:p>
      <text:p text:style-name="P2"><text:span text:style-name="T1">on College Teaching and Learning, Florida Community College, Jacksonville, FL, April 2000.</text:span></text:p>
      <text:p text:style-name="P2"><text:span text:style-name="T1"/></text:p>
      <text:p text:style-name="P2"><text:span text:style-name="T1">“The Use of Writing to Facilitate Conceptual Understanding in College Calculus.” Paper Presented at the</text:span></text:p>
      <text:p text:style-name="P2"><text:span text:style-name="T1">Twelfth International Conference for the First-Year Experience, The University of Edinburgh,</text:span></text:p>
      <text:p text:style-name="P2"><text:span text:style-name="T1">Scotland, July 26, 1999.</text:span></text:p>
      <text:p text:style-name="P2"><text:span text:style-name="T1"/></text:p>
      <text:p text:style-name="P2"><text:span text:style-name="T1">“A Comprehensive Evaluation of the Crosby Scholars Program” Paper presented at the Regional Meeting of</text:span></text:p>
      <text:p text:style-name="P2"><text:span text:style-name="T1">the American Association for Research in Education, Greensboro, NC, 1995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LiberationSerif" svg:font-family="LiberationSerif" style:font-family-generic="roman"/>
    <style:font-face style:name="LiberationSerif-Italic" svg:font-family="LiberationSerif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1:28:56.750000000</meta:creation-date>
    <dc:date>2013-11-20T11:33:44.441000000</dc:date>
    <meta:editing-duration>P0D</meta:editing-duration>
    <meta:editing-cycles>1</meta:editing-cycles>
    <meta:document-statistic meta:table-count="0" meta:image-count="0" meta:object-count="0" meta:page-count="1" meta:paragraph-count="12" meta:word-count="179" meta:character-count="1311" meta:non-whitespace-character-count="1144"/>
    <meta:generator>LibreOffice/4.1.1.2$Windows_x86 LibreOffice_project/7e4286b58adc75a14f6d83f53a03b6c11fa2903</meta:generator>
  </office:meta>
</office:document-meta>
</file>